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65cm" fo:min-width="12.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1.45cm" fo:min-width="6.6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3.4cm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 fo:min-height="1.95cm" fo:min-width="3.4cm"/>
    </style:style>
    <style:style style:name="gr9" style:family="graphic" style:parent-style-name="standard">
      <style:graphic-properties draw:textarea-horizontal-align="justify" draw:textarea-vertical-align="middle" draw:auto-grow-height="false" fo:min-height="1.419cm" fo:min-width="2.374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2.8cm"/>
    </style:style>
    <style:style style:name="gr11" style:family="graphic" style:parent-style-name="standard">
      <style:graphic-properties svg:stroke-color="#c5000b" draw:textarea-vertical-align="middle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2.375cm" fo:min-width="2.8cm"/>
    </style:style>
    <style:style style:name="gr13" style:family="graphic" style:parent-style-name="standard">
      <style:graphic-properties draw:fill-color="#579d1c" draw:textarea-horizontal-align="justify" draw:textarea-vertical-align="middle" draw:auto-grow-height="false" fo:min-height="2.813cm" fo:min-width="2.701cm"/>
    </style:style>
    <style:style style:name="gr14" style:family="graphic" style:parent-style-name="standard">
      <style:graphic-properties svg:stroke-color="#c5000b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65cm" fo:min-width="3.2cm"/>
    </style:style>
    <style:style style:name="gr16" style:family="graphic" style:parent-style-name="standard">
      <style:graphic-properties draw:marker-start="Arrow" draw:marker-end="Arrow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fill-color="#ffd320" draw:textarea-horizontal-align="justify" draw:textarea-vertical-align="middle" draw:auto-grow-height="false" fo:min-height="2.05cm" fo:min-width="3cm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1.401cm"/>
    </style:style>
    <style:style style:name="gr20" style:family="graphic" style:parent-style-name="standard">
      <style:graphic-properties draw:marker-end="Arrow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375cm" fo:min-width="1.201cm"/>
    </style:style>
    <style:style style:name="gr22" style:family="graphic" style:parent-style-name="standard">
      <style:graphic-properties draw:fill-color="#aecf00" draw:textarea-horizontal-align="justify" draw:textarea-vertical-align="middle" draw:auto-grow-height="false" fo:min-height="1.95cm" fo:min-width="4.4cm"/>
    </style:style>
    <style:style style:name="gr23" style:family="graphic" style:parent-style-name="standard">
      <style:graphic-properties draw:stroke="dash" draw:stroke-dash="Fine_20_Dashed" svg:stroke-color="#000033" draw:textarea-vertical-align="middle"/>
    </style:style>
    <style:style style:name="gr24" style:family="graphic" style:parent-style-name="standard">
      <style:graphic-properties svg:stroke-color="#660066" draw:fill-color="#ff950e" draw:textarea-horizontal-align="justify" draw:textarea-vertical-align="middle" draw:auto-grow-height="false" fo:min-height="2.15cm" fo:min-width="5cm"/>
    </style:style>
    <style:style style:name="gr25" style:family="graphic" style:parent-style-name="standard">
      <style:graphic-properties draw:marker-end="Arrow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-color="#ff950e"/>
      <style:paragraph-properties fo:text-align="center"/>
    </style:style>
    <style:style style:name="P6" style:family="paragraph">
      <loext:graphic-properties draw:fill-color="#ffd320"/>
      <style:paragraph-properties fo:text-align="center"/>
    </style:style>
    <style:style style:name="P7" style:family="paragraph">
      <style:paragraph-properties fo:text-align="center"/>
      <style:text-properties fo:font-size="11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aecf00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2.7cm" svg:height="7.9cm" svg:x="14.2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11.7cm" svg:x="1.7cm" svg:y="1.4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cm" svg:height="2.3cm" svg:x="2.8cm" svg:y="2.7cm">
          <text:p text:style-name="P2">Web-site</text:p>
          <text:p text:style-name="P2">@</text:p>
          <text:p text:style-name="P2">Phalcon PHP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5cm" svg:height="2cm" svg:x="2.8cm" svg:y="6cm">
          <text:p text:style-name="P2">gRPC</text:p>
          <text:p text:style-name="P2">extension 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5cm" svg:height="2cm" svg:x="2.8cm" svg:y="8.8cm">
          <text:p text:style-name="P2">gRPC</text:p>
          <text:p text:style-name="P2">shared lib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3cm" svg:y1="5cm" svg:x2="5.3cm" svg:y2="6cm" draw:start-shape="id1" draw:start-glue-point="2" draw:end-shape="id2" draw:end-glue-point="0" svg:d="M5300 5000v1000" svg:viewBox="0 0 1 1001">
          <text:p/>
        </draw:connector>
        <draw:connector draw:style-name="gr5" draw:text-style-name="P2" draw:layer="layout" svg:x1="5.3cm" svg:y1="8cm" svg:x2="5.3cm" svg:y2="8.8cm" draw:start-shape="id2" draw:start-glue-point="2" draw:end-shape="id3" draw:end-glue-point="0" svg:d="M5300 8000v800" svg:viewBox="0 0 1 801">
          <text:p/>
        </draw:connector>
        <draw:frame draw:style-name="gr6" draw:text-style-name="P3" draw:layer="layout" svg:width="7cm" svg:height="1.4cm" svg:x="2cm" svg:y="11.8cm">
          <draw:text-box>
            <text:p>PHP-FPM process</text:p>
          </draw:text-box>
        </draw:frame>
        <draw:custom-shape draw:style-name="gr7" draw:text-style-name="P2" xml:id="id5" draw:id="id5" draw:layer="layout" svg:width="3.9cm" svg:height="2.6cm" svg:x="15.2cm" svg:y="5.7cm">
          <text:p text:style-name="P2">ng_grap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4" draw:id="id4" draw:layer="layout" svg:width="3.9cm" svg:height="2.2cm" svg:x="15.2cm" svg:y="2.6cm">
          <text:p text:style-name="P2">gRPC</text:p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2.874cm" svg:height="1.669cm" svg:x="19.9cm" svg:y="4.631cm">
          <text:p text:style-name="P2">ng_state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3cm" svg:height="1.6cm" svg:x="23.3cm" svg:y="4.6cm">
          <text:p text:style-name="P2">ng_metric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7.8cm" svg:y1="9.8cm" svg:x2="15.2cm" svg:y2="3.7cm" draw:start-shape="id3" draw:start-glue-point="1" draw:end-shape="id4" draw:end-glue-point="3" svg:d="M7800 9800h3700v-6100h3700" svg:viewBox="0 0 7401 6101">
          <text:p text:style-name="P2">Socket</text:p>
          <text:p text:style-name="P2">connection</text:p>
        </draw:connector>
        <draw:custom-shape draw:style-name="gr12" draw:text-style-name="P5" xml:id="id6" draw:id="id6" draw:layer="layout" svg:width="3.3cm" svg:height="4.2cm" svg:x="15.5cm" svg:y="11.5cm">
          <text:p text:style-name="P2">Neo4j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svg:x1="17.15cm" svg:y1="8.3cm" svg:x2="17.15cm" svg:y2="11.5cm" draw:start-shape="id5" draw:start-glue-point="2" draw:end-shape="id6" svg:d="M17150 8300v3200" svg:viewBox="0 0 1 3201">
          <text:p/>
        </draw:connector>
        <draw:connector draw:style-name="gr5" draw:text-style-name="P2" draw:layer="layout" svg:x1="17.15cm" svg:y1="4.8cm" svg:x2="17.15cm" svg:y2="5.7cm" draw:start-shape="id4" draw:start-glue-point="2" draw:end-shape="id5" draw:end-glue-point="0" svg:d="M17150 4800v900" svg:viewBox="0 0 1 901">
          <text:p/>
        </draw:connector>
        <draw:custom-shape draw:style-name="gr13" draw:text-style-name="P4" xml:id="id7" draw:id="id7" draw:layer="layout" svg:width="3.2cm" svg:height="4.9cm" svg:x="1.8cm" svg:y="14.3cm">
          <text:p text:style-name="P2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4" draw:text-style-name="P2" draw:layer="layout" svg:x1="2.8cm" svg:y1="3.85cm" svg:x2="1.8cm" svg:y2="16.75cm" draw:start-shape="id1" draw:start-glue-point="3" draw:end-shape="id7" svg:d="M2800 3850h-1501v12900h501" svg:viewBox="0 0 1502 12901">
          <text:p/>
        </draw:connector>
        <draw:custom-shape draw:style-name="gr15" draw:text-style-name="P2" xml:id="id9" draw:id="id9" draw:layer="layout" svg:width="3.7cm" svg:height="2.9cm" svg:x="19.5cm" svg:y="12.2cm">
          <text:p text:style-name="P2">Icinga2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21.337cm" svg:y1="6.3cm" svg:x2="21.35cm" svg:y2="12.2cm" draw:start-shape="id8" draw:start-glue-point="2" draw:end-shape="id9" draw:end-glue-point="0" svg:d="M21337 6300v2950h13v2950" svg:viewBox="0 0 14 5901">
          <text:p text:style-name="P2"/>
        </draw:connector>
        <draw:frame draw:style-name="gr17" draw:text-style-name="P3" draw:layer="layout" svg:width="4.4cm" svg:height="1.673cm" svg:x="21.5cm" svg:y="7.1cm">
          <draw:text-box>
            <text:p>Backend process</text:p>
          </draw:text-box>
        </draw:frame>
        <draw:custom-shape draw:style-name="gr18" draw:text-style-name="P6" xml:id="id12" draw:id="id12" draw:layer="layout" svg:width="3.5cm" svg:height="2.3cm" svg:x="23.2cm" svg:y="15.8cm">
          <text:p text:style-name="P2">Collectd</text:p>
          <text:p text:style-name="P2">network</text:p>
          <text:p text:style-name="P2">plugin</text:p>
          <draw:enhanced-geometry svg:viewBox="0 0 21600 21600" draw:type="rectangle" draw:enhanced-path="M 0 0 L 21600 0 21600 21600 0 21600 0 0 Z N"/>
        </draw:custom-shape>
        <draw:custom-shape draw:style-name="gr19" draw:text-style-name="P7" xml:id="id11" draw:id="id11" draw:layer="layout" svg:width="1.9cm" svg:height="2.4cm" svg:x="24cm" svg:y="1.7cm">
          <text:p text:style-name="P7">RAM</text:p>
          <text:p text:style-name="P7">Metric</text:p>
          <text:p text:style-name="P7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svg:x1="24.95cm" svg:y1="4.6cm" svg:x2="24.95cm" svg:y2="4.1cm" draw:start-shape="id10" draw:start-glue-point="0" draw:end-shape="id11" draw:end-glue-point="7" svg:d="M24950 4600v-500" svg:viewBox="0 0 1 501">
          <text:p/>
        </draw:connector>
        <draw:connector draw:style-name="gr20" draw:text-style-name="P2" draw:layer="layout" svg:x1="24.95cm" svg:y1="15.8cm" svg:x2="24.95cm" svg:y2="6.2cm" draw:start-shape="id12" draw:start-glue-point="0" draw:end-shape="id10" draw:end-glue-point="2" svg:d="M24950 15800v-9600" svg:viewBox="0 0 1 9601">
          <text:p/>
        </draw:connector>
        <draw:custom-shape draw:style-name="gr21" draw:text-style-name="P8" xml:id="id13" draw:id="id13" draw:layer="layout" svg:width="1.7cm" svg:height="2.6cm" svg:x="20.5cm" svg:y="1.6cm">
          <text:p text:style-name="P8"><text:span text:style-name="T1">State</text:span></text:p>
          <text:p text:style-name="P8"><text:span text:style-name="T1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svg:x1="21.337cm" svg:y1="4.631cm" svg:x2="21.35cm" svg:y2="4.2cm" draw:start-shape="id8" draw:start-glue-point="0" draw:end-shape="id13" draw:end-glue-point="7" svg:d="M21337 4631v-215h13v-216" svg:viewBox="0 0 14 432">
          <text:p/>
        </draw:connector>
        <draw:custom-shape draw:style-name="gr22" draw:text-style-name="P9" xml:id="id14" draw:id="id14" draw:layer="layout" svg:width="4.9cm" svg:height="2.2cm" svg:x="5.9cm" svg:y="16.8cm">
          <text:p text:style-name="P2">Web-clients</text:p>
          <text:p text:style-name="P2">+ JS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7.8cm" svg:y1="3.85cm" svg:x2="8.35cm" svg:y2="16.8cm" draw:start-shape="id1" draw:start-glue-point="1" draw:end-shape="id14" draw:end-glue-point="0" svg:d="M7800 3850h550v12950" svg:viewBox="0 0 551 12951">
          <text:p/>
        </draw:connector>
        <draw:custom-shape draw:style-name="gr24" draw:text-style-name="P5" xml:id="id15" draw:id="id15" draw:layer="layout" svg:width="5.5cm" svg:height="2.4cm" svg:x="14.4cm" svg:y="16.7cm">
          <text:p text:style-name="P2">Notification server</text:p>
          <text:p text:style-name="P2">Node.js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svg:x1="21.35cm" svg:y1="15.1cm" svg:x2="19.9cm" svg:y2="17.9cm" draw:start-shape="id9" draw:start-glue-point="2" draw:end-shape="id15" draw:end-glue-point="1" svg:d="M21350 15100v2800h-1450" svg:viewBox="0 0 1451 2801">
          <text:p/>
        </draw:connector>
        <draw:connector draw:style-name="gr25" draw:text-style-name="P2" draw:layer="layout" svg:x1="14.4cm" svg:y1="17.9cm" svg:x2="10.8cm" svg:y2="17.9cm" draw:start-shape="id15" draw:start-glue-point="3" draw:end-shape="id14" draw:end-glue-point="1" svg:d="M14400 17900h-3600" svg:viewBox="0 0 3601 1">
          <text:p text:style-name="P2">socket.io</text:p>
        </draw:connector>
        <draw:connector draw:style-name="gr5" draw:text-style-name="P2" draw:layer="layout" svg:x1="17.15cm" svg:y1="16.7cm" svg:x2="17.15cm" svg:y2="15.7cm" draw:start-shape="id15" draw:start-glue-point="0" draw:end-shape="id6" draw:end-glue-point="7" svg:d="M17150 16700v-1000" svg:viewBox="0 0 1 1001">
          <text:p/>
        </draw:connector>
        <draw:connector draw:style-name="gr26" draw:text-style-name="P1" draw:layer="layout" draw:type="curve" svg:x1="19.1cm" svg:y1="3.7cm" svg:x2="19.1cm" svg:y2="7cm" draw:start-shape="id4" draw:start-glue-point="1" draw:end-shape="id5" svg:d="M19100 3700c751 0 751 3300 0 3300" svg:viewBox="0 0 564 3301">
          <text:p/>
        </draw:connector>
        <draw:connector draw:style-name="gr26" draw:text-style-name="P1" draw:layer="layout" draw:type="curve" svg:x1="17.15cm" svg:y1="2.6cm" svg:x2="22.774cm" svg:y2="5.465cm" draw:start-shape="id4" draw:start-glue-point="0" draw:end-shape="id8" draw:end-glue-point="1" svg:d="M17150 2600c0-751 3063-626 4657 278s1718 2587 967 2587" svg:viewBox="0 0 6069 3357">
          <text:p/>
        </draw:connector>
        <draw:connector draw:style-name="gr26" draw:text-style-name="P1" draw:layer="layout" draw:type="curve" draw:line-skew="-0.611cm 0.012cm" svg:x1="17.15cm" svg:y1="2.6cm" svg:x2="26.6cm" svg:y2="5.4cm" draw:start-shape="id4" draw:start-glue-point="0" draw:end-shape="id10" draw:end-glue-point="1" svg:d="M17150 2600c0-1668 4982-1390 7537-273s2682 3073 1913 3073" svg:viewBox="0 0 9864 39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1:52:13.443390013</meta:creation-date>
    <dc:date>2016-02-04T02:29:49.112504582</dc:date>
    <meta:editing-duration>PT7M11S</meta:editing-duration>
    <meta:editing-cycles>1</meta:editing-cycles>
    <meta:document-statistic meta:object-count="36"/>
    <meta:generator>LibreOffice/5.0.4.2$Linux_X86_64 LibreOffice_project/2b9802c1994aa0b7dc6079e128979269cf95bc78</meta:generator>
  </office:meta>
</office:document-meta>
</file>